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37cm" table:align="left"/>
    </style:style>
    <style:style style:name="Table1.A" style:family="table-column">
      <style:table-column-properties style:column-width="1.868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4.076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ProcesosQ3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ProcesosQ3.A" style:family="table-column">
      <style:table-column-properties style:column-width="0.773cm" style:rel-column-width="2978*"/>
    </style:style>
    <style:style style:name="tableProcesosQ3.F" style:family="table-column">
      <style:table-column-properties style:column-width="0.773cm" style:rel-column-width="2979*"/>
    </style:style>
    <style:style style:name="tableProcesosQ3.1" style:family="table-row">
      <style:table-row-properties fo:keep-together="auto"/>
    </style:style>
    <style:style style:name="tableProcesosQ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ProcesosQ3.V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ProcesosQ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ProcesosQ3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0.773cm" style:rel-column-width="2978*"/>
    </style:style>
    <style:style style:name="Table2.F" style:family="table-column">
      <style:table-column-properties style:column-width="0.773cm" style:rel-column-width="29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V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paragraph-rsid="000ddf0a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d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f0a" officeooo:paragraph-rsid="000dd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280" officeooo:paragraph-rsid="000fd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df0a" officeooo:paragraph-rsid="000ddf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paragraph-rsid="001121aa"/>
    </style:style>
    <style:style style:name="P12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rsid="000ddf0a" officeooo:paragraph-rsid="000ddf0a"/>
    </style:style>
    <style:style style:name="P1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rsid="000fd280" officeooo:paragraph-rsid="000fd280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rsid="001121aa" officeooo:paragraph-rsid="001121aa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normal" officeooo:rsid="000fd280" officeooo:paragraph-rsid="000fd280"/>
    </style:style>
    <style:style style:name="P1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bold" officeooo:rsid="000ddf0a" officeooo:paragraph-rsid="000ddf0a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f6473" style:font-name="apple-system" fo:font-size="11.25pt" fo:letter-spacing="normal" fo:font-style="normal" fo:font-weight="bold" officeooo:rsid="000fd280" officeooo:paragraph-rsid="000fd280" style:font-weight-asian="bold" style:font-weight-complex="bold"/>
    </style:style>
    <style:style style:name="T1" style:family="text">
      <style:text-properties fo:font-variant="normal" fo:text-transform="none" fo:color="#2f6473" style:font-name="apple-system" fo:font-size="11.25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d280" style:font-weight-asian="bold" style:font-weight-complex="bold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fd28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0fd28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Legada de proceso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495204516448">
            <table:table-cell table:style-name="Table1.A1" office:value-type="string">
              <text:p text:style-name="Table_20_Heading">Proceso</text:p>
            </table:table-cell>
            <table:table-cell table:style-name="Table1.B1" office:value-type="string">
              <text:p text:style-name="Table_20_Heading">Tiempo de llegada</text:p>
            </table:table-cell>
            <table:table-cell table:style-name="Table1.B1" office:value-type="string">
              <text:p text:style-name="Table_20_Heading"> Tiempo de ejecución</text:p>
            </table:table-cell>
          </table:table-row>
        </table:table-header-rows>
        <table:table-row table:style-name="TableLine94495204516448">
          <table:table-cell table:style-name="Table1.A2" office:value-type="string">
            <text:p text:style-name="Table_20_Contents">Proceso 1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5</text:p>
          </table:table-cell>
        </table:table-row>
        <table:table-row table:style-name="TableLine94495204516448">
          <table:table-cell table:style-name="Table1.A2" office:value-type="string">
            <text:p text:style-name="Table_20_Contents">Proceso 2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6</text:p>
          </table:table-cell>
        </table:table-row>
        <table:table-row table:style-name="TableLine94495204516448">
          <table:table-cell table:style-name="Table1.A2" office:value-type="string">
            <text:p text:style-name="Table_20_Contents">Proceso 3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5</text:p>
          </table:table-cell>
        </table:table-row>
        <table:table-row table:style-name="TableLine94495204516448">
          <table:table-cell table:style-name="Table1.A5" office:value-type="string">
            <text:p text:style-name="Table_20_Contents">Proceso 4</text:p>
          </table:table-cell>
          <table:table-cell table:style-name="Table1.B5" office:value-type="string">
            <text:p text:style-name="Table_20_Contents">2</text:p>
          </table:table-cell>
          <table:table-cell table:style-name="Table1.B5" office:value-type="string">
            <text:p text:style-name="Table_20_Contents">4</text:p>
          </table:table-cell>
        </table:table-row>
      </table:table>
      <text:p text:style-name="P8"><text:line-break/><text:span text:style-name="T1">Se pide:</text:span></text:p>
      <text:list xml:id="list3704397815" text:style-name="L1">
        <text:list-item>
          <text:p text:style-name="P10">Realiza la trazabilidad de los procesos aplicando algoritmo de planificación de procesos RR con Q=3 y proceso más corto.<text:span text:style-name="T3">(2,50 puntos)</text:span></text:p>
        </text:list-item>
      </text:list>
      <text:p text:style-name="P12"><text:span text:style-name="T3">X = </text:span><text:span text:style-name="T6">ejecutando</text:span></text:p>
      <text:p text:style-name="P16">e = <text:span text:style-name="T2">espera</text:span></text:p>
      <text:p text:style-name="P16">F = <text:span text:style-name="T2">fin</text:span></text:p>
      <text:p text:style-name="P12"><text:span text:style-name="T3">RRq3</text:span></text:p>
      <table:table table:name="tableProcesosQ3" table:style-name="tableProcesosQ3" table:template-name="Default Style">
        <table:table-column table:style-name="tableProcesosQ3.A" table:number-columns-repeated="5"/>
        <table:table-column table:style-name="tableProcesosQ3.F"/>
        <table:table-column table:style-name="tableProcesosQ3.A" table:number-columns-repeated="4"/>
        <table:table-column table:style-name="tableProcesosQ3.F"/>
        <table:table-column table:style-name="tableProcesosQ3.A" table:number-columns-repeated="4"/>
        <table:table-column table:style-name="tableProcesosQ3.F"/>
        <table:table-column table:style-name="tableProcesosQ3.A" table:number-columns-repeated="4"/>
        <table:table-column table:style-name="tableProcesosQ3.F"/>
        <table:table-column table:style-name="tableProcesosQ3.A"/>
        <table:table-row table:style-name="tableProcesosQ3.1">
          <table:table-cell table:style-name="tableProcesosQ3.A1" office:value-type="string">
            <text:p text:style-name="P4">P1</text:p>
          </table:table-cell>
          <table:table-cell table:style-name="tableProcesosQ3.A1" office:value-type="string">
            <text:p text:style-name="P2"/>
          </table:table-cell>
          <table:table-cell table:style-name="tableProcesosQ3.A1" office:value-type="string">
            <text:p text:style-name="P4">e</text:p>
          </table:table-cell>
          <table:table-cell table:style-name="tableProcesosQ3.A1" office:value-type="string">
            <text:p text:style-name="P4">e</text:p>
          </table:table-cell>
          <table:table-cell table:style-name="tableProcesosQ3.A1" office:value-type="string">
            <text:p text:style-name="P6">X</text:p>
          </table:table-cell>
          <table:table-cell table:style-name="tableProcesosQ3.A1" office:value-type="string">
            <text:p text:style-name="P6">X</text:p>
          </table:table-cell>
          <table:table-cell table:style-name="tableProcesosQ3.A1" office:value-type="string">
            <text:p text:style-name="P6">X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5">e</text:p>
          </table:table-cell>
          <table:table-cell table:style-name="tableProcesosQ3.A1" office:value-type="string">
            <text:p text:style-name="P6">X</text:p>
          </table:table-cell>
          <table:table-cell table:style-name="tableProcesosQ3.A1" office:value-type="string">
            <text:p text:style-name="P6">X</text:p>
          </table:table-cell>
          <table:table-cell table:style-name="tableProcesosQ3.A1" office:value-type="string">
            <text:p text:style-name="P4">F</text:p>
          </table:table-cell>
          <table:table-cell table:style-name="tableProcesosQ3.A1" office:value-type="string">
            <text:p text:style-name="P2"/>
          </table:table-cell>
          <table:table-cell table:style-name="tableProcesosQ3.A1" office:value-type="string">
            <text:p text:style-name="P2"/>
          </table:table-cell>
          <table:table-cell table:style-name="tableProcesosQ3.V1" office:value-type="string">
            <text:p text:style-name="P2"/>
          </table:table-cell>
        </table:table-row>
        <table:table-row table:style-name="tableProcesosQ3.1">
          <table:table-cell table:style-name="tableProcesosQ3.A2" office:value-type="string">
            <text:p text:style-name="P4">P2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4">F</text:p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V2" office:value-type="string">
            <text:p text:style-name="P2"/>
          </table:table-cell>
        </table:table-row>
        <table:table-row table:style-name="tableProcesosQ3.1">
          <table:table-cell table:style-name="tableProcesosQ3.A2" office:value-type="string">
            <text:p text:style-name="P4">P3</text:p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V2" office:value-type="string">
            <text:p text:style-name="P4">F</text:p>
          </table:table-cell>
        </table:table-row>
        <table:table-row table:style-name="tableProcesosQ3.1">
          <table:table-cell table:style-name="tableProcesosQ3.A2" office:value-type="string">
            <text:p text:style-name="P4">P4</text:p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2"/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4">e</text:p>
          </table:table-cell>
          <table:table-cell table:style-name="tableProcesosQ3.A2" office:value-type="string">
            <text:p text:style-name="P6">X</text:p>
          </table:table-cell>
          <table:table-cell table:style-name="tableProcesosQ3.A2" office:value-type="string">
            <text:p text:style-name="P4">F</text:p>
          </table:table-cell>
          <table:table-cell table:style-name="tableProcesosQ3.A2" office:value-type="string">
            <text:p text:style-name="P2"/>
          </table:table-cell>
          <table:table-cell table:style-name="tableProcesosQ3.V2" office:value-type="string">
            <text:p text:style-name="P2"/>
          </table:table-cell>
        </table:table-row>
        <table:table-row table:style-name="TableLine94495202410640">
          <table:table-cell table:style-name="tableProcesosQ3.A2" office:value-type="string">
            <text:p text:style-name="P4"/>
          </table:table-cell>
          <table:table-cell table:style-name="tableProcesosQ3.A2" office:value-type="string">
            <text:p text:style-name="P4">0</text:p>
          </table:table-cell>
          <table:table-cell table:style-name="tableProcesosQ3.A2" office:value-type="string">
            <text:p text:style-name="P4">1</text:p>
          </table:table-cell>
          <table:table-cell table:style-name="tableProcesosQ3.A2" office:value-type="string">
            <text:p text:style-name="P4">2</text:p>
          </table:table-cell>
          <table:table-cell table:style-name="tableProcesosQ3.A2" office:value-type="string">
            <text:p text:style-name="P4">3</text:p>
          </table:table-cell>
          <table:table-cell table:style-name="tableProcesosQ3.A2" office:value-type="string">
            <text:p text:style-name="P4">4</text:p>
          </table:table-cell>
          <table:table-cell table:style-name="tableProcesosQ3.A2" office:value-type="string">
            <text:p text:style-name="P4">5</text:p>
          </table:table-cell>
          <table:table-cell table:style-name="tableProcesosQ3.A2" office:value-type="string">
            <text:p text:style-name="P4">6</text:p>
          </table:table-cell>
          <table:table-cell table:style-name="tableProcesosQ3.A2" office:value-type="string">
            <text:p text:style-name="P4">7</text:p>
          </table:table-cell>
          <table:table-cell table:style-name="tableProcesosQ3.A2" office:value-type="string">
            <text:p text:style-name="P4">8</text:p>
          </table:table-cell>
          <table:table-cell table:style-name="tableProcesosQ3.A2" office:value-type="string">
            <text:p text:style-name="P4">9</text:p>
          </table:table-cell>
          <table:table-cell table:style-name="tableProcesosQ3.A2" office:value-type="string">
            <text:p text:style-name="P4">10</text:p>
          </table:table-cell>
          <table:table-cell table:style-name="tableProcesosQ3.A2" office:value-type="string">
            <text:p text:style-name="P4">11</text:p>
          </table:table-cell>
          <table:table-cell table:style-name="tableProcesosQ3.A2" office:value-type="string">
            <text:p text:style-name="P4">12</text:p>
          </table:table-cell>
          <table:table-cell table:style-name="tableProcesosQ3.A2" office:value-type="string">
            <text:p text:style-name="P4">13</text:p>
          </table:table-cell>
          <table:table-cell table:style-name="tableProcesosQ3.A2" office:value-type="string">
            <text:p text:style-name="P4">14</text:p>
          </table:table-cell>
          <table:table-cell table:style-name="tableProcesosQ3.A2" office:value-type="string">
            <text:p text:style-name="P4">15</text:p>
          </table:table-cell>
          <table:table-cell table:style-name="tableProcesosQ3.A2" office:value-type="string">
            <text:p text:style-name="P4">16</text:p>
          </table:table-cell>
          <table:table-cell table:style-name="tableProcesosQ3.A2" office:value-type="string">
            <text:p text:style-name="P4">17</text:p>
          </table:table-cell>
          <table:table-cell table:style-name="tableProcesosQ3.A2" office:value-type="string">
            <text:p text:style-name="P4">18</text:p>
          </table:table-cell>
          <table:table-cell table:style-name="tableProcesosQ3.A2" office:value-type="string">
            <text:p text:style-name="P4">19</text:p>
          </table:table-cell>
          <table:table-cell table:style-name="tableProcesosQ3.V2" office:value-type="string">
            <text:p text:style-name="P4">20</text:p>
          </table:table-cell>
        </table:table-row>
      </table:table>
      <text:p text:style-name="P9"><text:span text:style-name="T3"/></text:p>
      <text:p text:style-name="P16">SPF</text:p>
      <table:table table:name="Table2" table:style-name="Table2">
        <table:table-column table:style-name="Table2.A" table:number-columns-repeated="5"/>
        <table:table-column table:style-name="Table2.F"/>
        <table:table-column table:style-name="Table2.A" table:number-columns-repeated="4"/>
        <table:table-column table:style-name="Table2.F"/>
        <table:table-column table:style-name="Table2.A" table:number-columns-repeated="4"/>
        <table:table-column table:style-name="Table2.F"/>
        <table:table-column table:style-name="Table2.A" table:number-columns-repeated="4"/>
        <table:table-column table:style-name="Table2.F"/>
        <table:table-column table:style-name="Table2.A"/>
        <table:table-row table:style-name="Table2.1">
          <table:table-cell table:style-name="Table2.A1" office:value-type="string">
            <text:p text:style-name="P4">P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5">F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V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4">P2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V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4">P3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V2" office:value-type="string">
            <text:p text:style-name="P4">F</text:p>
          </table:table-cell>
        </table:table-row>
        <table:table-row table:style-name="Table2.1">
          <table:table-cell table:style-name="Table2.A2" office:value-type="string">
            <text:p text:style-name="P4">P4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5">F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V2" office:value-type="string">
            <text:p text:style-name="P3"/>
          </table:table-cell>
        </table:table-row>
        <table:table-row table:style-name="TableLine94495212375344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">13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15</text:p>
          </table:table-cell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4">17</text:p>
          </table:table-cell>
          <table:table-cell table:style-name="Table2.A2" office:value-type="string">
            <text:p text:style-name="P4">18</text:p>
          </table:table-cell>
          <table:table-cell table:style-name="Table2.A2" office:value-type="string">
            <text:p text:style-name="P4">19</text:p>
          </table:table-cell>
          <table:table-cell table:style-name="Table2.V2" office:value-type="string">
            <text:p text:style-name="P4">20</text:p>
          </table:table-cell>
        </table:table-row>
      </table:table>
      <text:p text:style-name="P1"><text:span text:style-name="T3"/></text:p>
      <text:list xml:id="list123561213888855" text:continue-numbering="true" text:style-name="L1">
        <text:list-item>
          <text:p text:style-name="P10">Calcule el Índice medio de penalización para cada algoritmo<text:span text:style-name="T3">(1,50 puntos)</text:span></text:p>
          <text:p text:style-name="P15"><text:span text:style-name="T3">- IP(N) = Tiempo total / Tiempo en la cpu</text:span></text:p>
          <text:p text:style-name="P15"><text:span text:style-name="T3">RRQ3:</text:span></text:p>
          <text:p text:style-name="P13">- IP(P1) = 16 / 5 = 3.2</text:p>
          <text:p text:style-name="P13">- IP(P2) = 15 / 6 = 2.5</text:p>
          <text:p text:style-name="P13">- IP(P3) = 17 / 5 = 3.4</text:p>
          <text:p text:style-name="P13">- IP(P4) = 16 / 4 = 4</text:p>
          <text:p text:style-name="P13">- IP(N) = <text:s/>(3.2+2.5+3.4+4)/4 = <text:span text:style-name="T4">3.275</text:span></text:p>
          <text:p text:style-name="P13"/>
          <text:p text:style-name="P17"><text:soft-page-break/>SPF</text:p>
          <text:p text:style-name="P13">- IP(P1) = 14 / 5 = 2.8</text:p>
          <text:p text:style-name="P13">- IP(P2) = 6 / 6 = 1</text:p>
          <text:p text:style-name="P13">- IP(P3) = 17 / 5 = 3.4</text:p>
          <text:p text:style-name="P13">- IP(P4) = 8 / 4 = 2</text:p>
          <text:p text:style-name="P13">- IP(N) = (2.8+1+3.4+2)/4 = <text:span text:style-name="T4">2.3</text:span></text:p>
          <text:p text:style-name="P13"><text:span text:style-name="T4"/></text:p>
        </text:list-item>
        <text:list-item>
          <text:p text:style-name="P11">¿Qué algoritmo penaliza más la ejecución de estos procesos?<text:span text:style-name="T3">(0,50 puntos)</text:span></text:p>
          <text:p text:style-name="P11"><text:span text:style-name="T7">Con los resultados del ejercicio anterior, vemos que el índice de penalización más bajo lo proporciona el algoritmo </text:span><text:span text:style-name="T5">SPF, </text:span><text:span text:style-name="T7">así que el que </text:span><text:span text:style-name="T5">más </text:span><text:span text:style-name="T7">penaliza la ejecución en este caso será el </text:span><text:span text:style-name="T8">Round Robin Q=3</text:span></text:p>
        </text:list-item>
        <text:list-item>
          <text:p text:style-name="P10">¿ Con qué algoritmo el proceso 3 tiene menor tiempo de retorno?<text:span text:style-name="T3">(0,50 puntos)</text:span></text:p>
          <text:p text:style-name="P14">Podemos ver que el tiempo de retorno del proceso 3 es <text:span text:style-name="T4">igual</text:span> para los dos algoritmos, entra en el ciclo 3 y finaliza en el ciclo 19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11:59:13.807815268</meta:creation-date>
    <dc:date>2023-10-30T12:35:59.212408657</dc:date>
    <meta:editing-duration>PT3M48S</meta:editing-duration>
    <meta:editing-cycles>1</meta:editing-cycles>
    <meta:document-statistic meta:table-count="3" meta:image-count="0" meta:object-count="0" meta:page-count="2" meta:paragraph-count="208" meta:word-count="413" meta:character-count="1332" meta:non-whitespace-character-count="1128"/>
    <meta:generator>LibreOffice/6.4.7.2$Linux_X86_64 LibreOffice_project/40$Build-2</meta:generator>
  </office:meta>
</office:document-meta>
</file>